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Heading_20_1">
      <style:text-properties officeooo:paragraph-rsid="0041e535"/>
    </style:style>
    <style:style style:name="P38" style:family="paragraph" style:parent-style-name="Heading_20_1">
      <style:text-properties officeooo:rsid="00321bee"/>
    </style:style>
    <style:style style:name="P39" style:family="paragraph" style:parent-style-name="Heading_20_1">
      <style:text-properties officeooo:rsid="003aa8ee" officeooo:paragraph-rsid="003aa8ee"/>
    </style:style>
    <style:style style:name="P40" style:family="paragraph" style:parent-style-name="Heading_20_1">
      <style:text-properties officeooo:rsid="0058469b" officeooo:paragraph-rsid="0058469b"/>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37"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38"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39"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40"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4T13:23:13.361378161</dc:date>
    <meta:editing-duration>PT3H21M43S</meta:editing-duration>
    <meta:editing-cycles>61</meta:editing-cycles>
    <meta:generator>LibreOffice/24.2.7.2$Linux_X86_64 LibreOffice_project/420$Build-2</meta:generator>
    <meta:document-statistic meta:table-count="0" meta:image-count="0" meta:object-count="10" meta:page-count="5" meta:paragraph-count="104" meta:word-count="2124" meta:character-count="12304" meta:non-whitespace-character-count="10264"/>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